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Public_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Public_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80">
            <text:p>2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Public_Pro" style:display-name="PageStyle_Disciplinary_Actions_Public_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